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48cm" fo:margin-left="-0.836cm" table:align="left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4.14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officeooo:rsid="000d937c" officeooo:paragraph-rsid="000d937c" fo:background-color="#b3cac7" style:font-size-asian="26pt" style:font-size-complex="26pt"/>
    </style:style>
    <style:style style:name="P2" style:family="paragraph" style:parent-style-name="Standard">
      <style:text-properties officeooo:rsid="000d937c" officeooo:paragraph-rsid="000d937c"/>
    </style:style>
    <style:style style:name="P3" style:family="paragraph" style:parent-style-name="Standard">
      <style:text-properties officeooo:rsid="000df955" officeooo:paragraph-rsid="000df955"/>
    </style:style>
    <style:style style:name="P4" style:family="paragraph" style:parent-style-name="Standard">
      <style:text-properties officeooo:rsid="000ecfd4" officeooo:paragraph-rsid="000ecfd4"/>
    </style:style>
    <style:style style:name="P5" style:family="paragraph" style:parent-style-name="Standard">
      <style:text-properties officeooo:rsid="001262eb" officeooo:paragraph-rsid="001262eb"/>
    </style:style>
    <style:style style:name="P6" style:family="paragraph" style:parent-style-name="Standard">
      <style:text-properties officeooo:rsid="00132db0" officeooo:paragraph-rsid="00132db0"/>
    </style:style>
    <style:style style:name="P7" style:family="paragraph" style:parent-style-name="Standard">
      <style:text-properties officeooo:rsid="001454fa" officeooo:paragraph-rsid="001454fa"/>
    </style:style>
    <style:style style:name="P8" style:family="paragraph" style:parent-style-name="Standard">
      <style:text-properties officeooo:rsid="001479ce" officeooo:paragraph-rsid="001479ce"/>
    </style:style>
    <style:style style:name="P9" style:family="paragraph" style:parent-style-name="Standard">
      <style:text-properties officeooo:rsid="001479ce" officeooo:paragraph-rsid="0014fa80"/>
    </style:style>
    <style:style style:name="P10" style:family="paragraph" style:parent-style-name="Standard">
      <style:text-properties fo:font-weight="bold" officeooo:rsid="001479ce" officeooo:paragraph-rsid="001479ce" style:font-weight-asian="bold" style:font-weight-complex="bold"/>
    </style:style>
    <style:style style:name="P11" style:family="paragraph" style:parent-style-name="Standard">
      <style:text-properties fo:font-weight="bold" officeooo:rsid="001454fa" officeooo:paragraph-rsid="001454fa" style:font-weight-asian="bold" style:font-weight-complex="bold"/>
    </style:style>
    <style:style style:name="P12" style:family="paragraph" style:parent-style-name="Standard">
      <style:text-properties fo:font-weight="bold" officeooo:rsid="001262eb" officeooo:paragraph-rsid="001262eb" style:font-weight-asian="bold" style:font-weight-complex="bold"/>
    </style:style>
    <style:style style:name="P13" style:family="paragraph" style:parent-style-name="Standard">
      <style:text-properties fo:font-weight="bold" officeooo:rsid="000ecfd4" officeooo:paragraph-rsid="000ecfd4" style:font-weight-asian="bold" style:font-weight-complex="bold"/>
    </style:style>
    <style:style style:name="P14" style:family="paragraph" style:parent-style-name="Standard">
      <style:text-properties fo:font-weight="bold" officeooo:rsid="000df955" officeooo:paragraph-rsid="000df955" style:font-weight-asian="bold" style:font-weight-complex="bold"/>
    </style:style>
    <style:style style:name="P15" style:family="paragraph" style:parent-style-name="Standard">
      <style:text-properties fo:font-weight="bold" officeooo:rsid="0014fa80" officeooo:paragraph-rsid="0014fa80" style:font-weight-asian="bold" style:font-weight-complex="bold"/>
    </style:style>
    <style:style style:name="P16" style:family="paragraph" style:parent-style-name="Standard">
      <style:text-properties fo:font-weight="bold" officeooo:rsid="0035a058" officeooo:paragraph-rsid="0035a058" style:font-weight-asian="bold" style:font-weight-complex="bold"/>
    </style:style>
    <style:style style:name="P17" style:family="paragraph" style:parent-style-name="Standard">
      <style:text-properties fo:font-weight="bold" officeooo:rsid="00364bd7" officeooo:paragraph-rsid="00364bd7" style:font-weight-asian="bold" style:font-weight-complex="bold"/>
    </style:style>
    <style:style style:name="P18" style:family="paragraph" style:parent-style-name="Standard">
      <style:text-properties officeooo:rsid="0014fa80" officeooo:paragraph-rsid="0014fa80"/>
    </style:style>
    <style:style style:name="P19" style:family="paragraph" style:parent-style-name="Standard">
      <style:text-properties officeooo:rsid="001881f4" officeooo:paragraph-rsid="001881f4"/>
    </style:style>
    <style:style style:name="P20" style:family="paragraph" style:parent-style-name="Standard">
      <style:text-properties officeooo:rsid="001881f4" officeooo:paragraph-rsid="0018e465"/>
    </style:style>
    <style:style style:name="P21" style:family="paragraph" style:parent-style-name="Standard">
      <style:text-properties officeooo:rsid="001881f4" officeooo:paragraph-rsid="001a982f"/>
    </style:style>
    <style:style style:name="P22" style:family="paragraph" style:parent-style-name="Standard">
      <style:text-properties officeooo:rsid="0018e465" officeooo:paragraph-rsid="0018e465"/>
    </style:style>
    <style:style style:name="P23" style:family="paragraph" style:parent-style-name="Standard">
      <style:text-properties officeooo:rsid="001a982f" officeooo:paragraph-rsid="001a982f"/>
    </style:style>
    <style:style style:name="P24" style:family="paragraph" style:parent-style-name="Standard">
      <style:text-properties officeooo:rsid="001c24e3" officeooo:paragraph-rsid="002057ff"/>
    </style:style>
    <style:style style:name="P25" style:family="paragraph" style:parent-style-name="Standard">
      <style:text-properties officeooo:paragraph-rsid="001d5e87"/>
    </style:style>
    <style:style style:name="P26" style:family="paragraph" style:parent-style-name="Standard">
      <style:text-properties officeooo:rsid="0021ff2d" officeooo:paragraph-rsid="0021ff2d"/>
    </style:style>
    <style:style style:name="P27" style:family="paragraph" style:parent-style-name="Standard">
      <style:text-properties officeooo:rsid="0021ff2d" officeooo:paragraph-rsid="00232984"/>
    </style:style>
    <style:style style:name="P28" style:family="paragraph" style:parent-style-name="Standard">
      <style:text-properties officeooo:rsid="00232984" officeooo:paragraph-rsid="00232984"/>
    </style:style>
    <style:style style:name="P29" style:family="paragraph" style:parent-style-name="Standard">
      <style:text-properties officeooo:rsid="002529e8" officeooo:paragraph-rsid="002529e8"/>
    </style:style>
    <style:style style:name="P30" style:family="paragraph" style:parent-style-name="Standard">
      <style:text-properties fo:color="#cc7832" style:font-name="JetBrains Mono" fo:font-size="10pt" fo:font-style="normal" fo:font-weight="normal" officeooo:rsid="001881f4" officeooo:paragraph-rsid="001d5e87" style:font-size-asian="10pt" style:font-style-asian="normal" style:font-weight-asian="normal"/>
    </style:style>
    <style:style style:name="P31" style:family="paragraph" style:parent-style-name="Standard">
      <style:text-properties fo:color="#e8ba36" style:font-name="JetBrains Mono" fo:font-size="10pt" fo:font-style="normal" fo:font-weight="normal" officeooo:rsid="001881f4" officeooo:paragraph-rsid="001d5e87" style:font-size-asian="10pt" style:font-style-asian="normal" style:font-weight-asian="normal"/>
    </style:style>
    <style:style style:name="P32" style:family="paragraph" style:parent-style-name="Standard">
      <style:text-properties fo:color="#e8ba36" style:font-name="JetBrains Mono" fo:font-size="10pt" fo:font-style="normal" fo:font-weight="normal" officeooo:rsid="001881f4" officeooo:paragraph-rsid="002057ff" fo:background-color="#ffd7d7" style:font-size-asian="10pt" style:font-style-asian="normal" style:font-weight-asian="normal"/>
    </style:style>
    <style:style style:name="P33" style:family="paragraph" style:parent-style-name="Standard">
      <style:text-properties officeooo:rsid="001a982f" officeooo:paragraph-rsid="001f3998" fo:background-color="#ffd7d7"/>
    </style:style>
    <style:style style:name="P34" style:family="paragraph" style:parent-style-name="Standard">
      <style:text-properties officeooo:rsid="001a982f" officeooo:paragraph-rsid="001c24e3" fo:background-color="#ffd7d7"/>
    </style:style>
    <style:style style:name="P35" style:family="paragraph" style:parent-style-name="Standard">
      <style:text-properties officeooo:rsid="00245f1a" officeooo:paragraph-rsid="00245f1a" fo:background-color="#ffd7d7"/>
    </style:style>
    <style:style style:name="P36" style:family="paragraph" style:parent-style-name="Standard">
      <style:text-properties officeooo:paragraph-rsid="002c593e"/>
    </style:style>
    <style:style style:name="P37" style:family="paragraph" style:parent-style-name="Standard">
      <style:text-properties officeooo:rsid="0032e717" officeooo:paragraph-rsid="0032e717"/>
    </style:style>
    <style:style style:name="P3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9" style:family="paragraph" style:parent-style-name="Standard">
      <style:text-properties fo:font-size="18pt" fo:font-weight="bold" fo:background-color="#ffd7d7" style:font-size-asian="18pt" style:font-weight-asian="bold" style:font-size-complex="18pt" style:font-weight-complex="bold"/>
    </style:style>
    <style:style style:name="P40" style:family="paragraph" style:parent-style-name="Standard">
      <style:text-properties fo:font-size="18pt" fo:font-weight="bold" officeooo:rsid="00339bd1" officeooo:paragraph-rsid="00339bd1" fo:background-color="#ffd7d7" style:font-size-asian="18pt" style:font-weight-asian="bold" style:font-size-complex="18pt" style:font-weight-complex="bold"/>
    </style:style>
    <style:style style:name="P41" style:family="paragraph" style:parent-style-name="Standard">
      <style:text-properties fo:font-size="18pt" fo:font-weight="bold" officeooo:rsid="00339bd1" officeooo:paragraph-rsid="0035a058" fo:background-color="#ffd7d7" style:font-size-asian="18pt" style:font-weight-asian="bold" style:font-size-complex="18pt" style:font-weight-complex="bold"/>
    </style:style>
    <style:style style:name="P42" style:family="paragraph" style:parent-style-name="Standard">
      <style:text-properties fo:font-size="18pt" fo:font-weight="bold" officeooo:rsid="00339bd1" officeooo:paragraph-rsid="003a10d8" fo:background-color="#ffd7d7" style:font-size-asian="18pt" style:font-weight-asian="bold" style:font-size-complex="18pt" style:font-weight-complex="bold"/>
    </style:style>
    <style:style style:name="P43" style:family="paragraph" style:parent-style-name="Standard">
      <style:text-properties fo:font-size="18pt" fo:font-weight="bold" officeooo:rsid="00339bd1" officeooo:paragraph-rsid="003bf164" fo:background-color="#ffd7d7" style:font-size-asian="18pt" style:font-weight-asian="bold" style:font-size-complex="18pt" style:font-weight-complex="bold"/>
    </style:style>
    <style:style style:name="P44" style:family="paragraph" style:parent-style-name="Standard">
      <style:text-properties fo:font-size="18pt" fo:font-weight="bold" officeooo:rsid="00339bd1" officeooo:paragraph-rsid="00401d68" fo:background-color="#ffd7d7" style:font-size-asian="18pt" style:font-weight-asian="bold" style:font-size-complex="18pt" style:font-weight-complex="bold"/>
    </style:style>
    <style:style style:name="P45" style:family="paragraph" style:parent-style-name="Standard">
      <style:text-properties fo:font-size="18pt" fo:font-weight="bold" officeooo:rsid="00424163" officeooo:paragraph-rsid="00424163" fo:background-color="#ffd7d7" style:font-size-asian="18pt" style:font-weight-asian="bold" style:font-size-complex="18pt" style:font-weight-complex="bold"/>
    </style:style>
    <style:style style:name="P46" style:family="paragraph" style:parent-style-name="Standard">
      <style:text-properties fo:font-size="14pt" style:text-underline-style="solid" style:text-underline-width="auto" style:text-underline-color="font-color" fo:font-weight="bold" officeooo:rsid="001881f4" officeooo:paragraph-rsid="0018e465" fo:background-color="#ffd7d7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20pt" officeooo:rsid="00245f1a" officeooo:paragraph-rsid="00245f1a" fo:background-color="#ffd7d7" style:font-size-asian="20pt" style:font-size-complex="20pt"/>
    </style:style>
    <style:style style:name="P48" style:family="paragraph" style:parent-style-name="Standard">
      <style:text-properties officeooo:rsid="00339bd1" officeooo:paragraph-rsid="00339bd1"/>
    </style:style>
    <style:style style:name="P49" style:family="paragraph" style:parent-style-name="Standard">
      <style:text-properties officeooo:rsid="0035a058" officeooo:paragraph-rsid="0035a058"/>
    </style:style>
    <style:style style:name="P50" style:family="paragraph" style:parent-style-name="Standard">
      <style:text-properties officeooo:rsid="00364bd7" officeooo:paragraph-rsid="00364bd7"/>
    </style:style>
    <style:style style:name="P51" style:family="paragraph" style:parent-style-name="Standard">
      <style:text-properties officeooo:rsid="003a10d8" officeooo:paragraph-rsid="003a10d8"/>
    </style:style>
    <style:style style:name="P52" style:family="paragraph" style:parent-style-name="Standard">
      <style:text-properties fo:font-weight="normal" officeooo:rsid="003a10d8" officeooo:paragraph-rsid="003a10d8" style:font-weight-asian="normal" style:font-weight-complex="normal"/>
    </style:style>
    <style:style style:name="P53" style:family="paragraph" style:parent-style-name="Standard">
      <style:text-properties officeooo:rsid="003bf164" officeooo:paragraph-rsid="003bf164"/>
    </style:style>
    <style:style style:name="P54" style:family="paragraph" style:parent-style-name="Standard">
      <style:text-properties officeooo:rsid="003c771b" officeooo:paragraph-rsid="003c771b"/>
    </style:style>
    <style:style style:name="P55" style:family="paragraph" style:parent-style-name="Standard">
      <style:text-properties officeooo:rsid="003ccacd" officeooo:paragraph-rsid="003ccacd"/>
    </style:style>
    <style:style style:name="P56" style:family="paragraph" style:parent-style-name="Standard">
      <style:text-properties officeooo:rsid="003deb61" officeooo:paragraph-rsid="003deb61"/>
    </style:style>
    <style:style style:name="P57" style:family="paragraph" style:parent-style-name="Standard">
      <style:text-properties officeooo:rsid="003f21e2" officeooo:paragraph-rsid="003f21e2"/>
    </style:style>
    <style:style style:name="P58" style:family="paragraph" style:parent-style-name="Standard">
      <style:text-properties officeooo:rsid="0041d257" officeooo:paragraph-rsid="0041d257"/>
    </style:style>
    <style:style style:name="P59" style:family="paragraph" style:parent-style-name="Standard">
      <style:text-properties officeooo:rsid="00424163" officeooo:paragraph-rsid="00424163"/>
    </style:style>
    <style:style style:name="P60" style:family="paragraph" style:parent-style-name="Table_20_Contents">
      <style:text-properties officeooo:rsid="001454fa" officeooo:paragraph-rsid="001454fa"/>
    </style:style>
    <style:style style:name="P61" style:family="paragraph" style:parent-style-name="Table_20_Contents">
      <style:text-properties officeooo:rsid="001479ce" officeooo:paragraph-rsid="001479ce"/>
    </style:style>
    <style:style style:name="P62" style:family="paragraph" style:parent-style-name="Table_20_Contents">
      <style:text-properties fo:font-weight="bold" officeooo:rsid="001479ce" officeooo:paragraph-rsid="001479ce" style:font-weight-asian="bold" style:font-weight-complex="bold"/>
    </style:style>
    <style:style style:name="P63" style:family="paragraph" style:parent-style-name="Table_20_Contents">
      <style:text-properties officeooo:rsid="002529e8" officeooo:paragraph-rsid="002529e8"/>
    </style:style>
    <style:style style:name="P64" style:family="paragraph" style:parent-style-name="Table_20_Contents">
      <style:text-properties officeooo:rsid="002a9be1" officeooo:paragraph-rsid="002a9be1"/>
    </style:style>
    <style:style style:name="P65" style:family="paragraph" style:parent-style-name="Table_20_Contents">
      <style:text-properties officeooo:rsid="002adee5" officeooo:paragraph-rsid="002adee5"/>
    </style:style>
    <style:style style:name="P66" style:family="paragraph" style:parent-style-name="Table_20_Contents">
      <style:text-properties officeooo:rsid="002c593e" officeooo:paragraph-rsid="002c593e"/>
    </style:style>
    <style:style style:name="P67" style:family="paragraph" style:parent-style-name="Table_20_Contents">
      <style:text-properties officeooo:paragraph-rsid="002c593e"/>
    </style:style>
    <style:style style:name="P68" style:family="paragraph" style:parent-style-name="Table_20_Contents">
      <style:text-properties officeooo:rsid="002dbbf4" officeooo:paragraph-rsid="002dbbf4"/>
    </style:style>
    <style:style style:name="P69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70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P71" style:family="paragraph" style:parent-style-name="Text_20_body">
      <style:text-properties officeooo:rsid="00364bd7" officeooo:paragraph-rsid="00364bd7"/>
    </style:style>
    <style:style style:name="P72" style:family="paragraph" style:parent-style-name="Preformatted_20_Text">
      <style:text-properties fo:font-variant="normal" fo:text-transform="none" fo:color="#747579" style:font-name="var bs-font-monospace" fo:font-size="11.25pt" fo:letter-spacing="normal" fo:font-style="normal" fo:font-weight="normal" officeooo:rsid="003a10d8" officeooo:paragraph-rsid="003a10d8" style:font-weight-asian="normal" style:font-weight-complex="normal"/>
    </style:style>
    <style:style style:name="P73" style:family="paragraph" style:parent-style-name="Preformatted_20_Text">
      <style:text-properties officeooo:paragraph-rsid="003deb61"/>
    </style:style>
    <style:style style:name="P74" style:family="paragraph" style:parent-style-name="Standard" style:list-style-name="L1">
      <style:text-properties officeooo:rsid="000ecfd4" officeooo:paragraph-rsid="000ecfd4"/>
    </style:style>
    <style:style style:name="P75" style:family="paragraph" style:parent-style-name="Standard" style:list-style-name="L2">
      <style:text-properties officeooo:rsid="00132db0" officeooo:paragraph-rsid="00132db0"/>
    </style:style>
    <style:style style:name="P76" style:family="paragraph" style:parent-style-name="Standard" style:list-style-name="L3">
      <style:text-properties officeooo:rsid="001479ce" officeooo:paragraph-rsid="001479ce"/>
    </style:style>
    <style:style style:name="P77" style:family="paragraph" style:parent-style-name="Standard" style:list-style-name="L4">
      <style:text-properties officeooo:paragraph-rsid="0027ad5b"/>
    </style:style>
    <style:style style:name="P78" style:family="paragraph" style:parent-style-name="Standard" style:list-style-name="L4">
      <style:text-properties officeooo:paragraph-rsid="00232984"/>
    </style:style>
    <style:style style:name="P79" style:family="paragraph" style:parent-style-name="Standard" style:list-style-name="L4">
      <style:text-properties officeooo:rsid="001a982f" officeooo:paragraph-rsid="001a982f"/>
    </style:style>
    <style:style style:name="P80" style:family="paragraph" style:parent-style-name="Standard" style:list-style-name="L4">
      <style:text-properties officeooo:rsid="001a982f" officeooo:paragraph-rsid="001c24e3"/>
    </style:style>
    <style:style style:name="P81" style:family="paragraph" style:parent-style-name="Standard" style:list-style-name="L4">
      <style:text-properties officeooo:rsid="001a982f" officeooo:paragraph-rsid="001f3998" fo:background-color="#ffd7d7"/>
    </style:style>
    <style:style style:name="P82" style:family="paragraph" style:parent-style-name="Standard" style:list-style-name="L4">
      <style:text-properties officeooo:rsid="001c24e3" officeooo:paragraph-rsid="001f3998"/>
    </style:style>
    <style:style style:name="P83" style:family="paragraph" style:parent-style-name="Standard" style:list-style-name="L4">
      <style:text-properties officeooo:rsid="002057ff" officeooo:paragraph-rsid="002057ff"/>
    </style:style>
    <style:style style:name="P84" style:family="paragraph" style:parent-style-name="Standard" style:list-style-name="L4">
      <style:text-properties fo:color="#e8ba36" style:font-name="JetBrains Mono" fo:font-size="10pt" fo:font-style="normal" fo:font-weight="normal" officeooo:rsid="002057ff" officeooo:paragraph-rsid="002057ff" style:font-size-asian="10pt" style:font-style-asian="normal" style:font-weight-asian="normal"/>
    </style:style>
    <style:style style:name="P85" style:family="paragraph" style:parent-style-name="Standard" style:list-style-name="L4">
      <style:text-properties fo:color="#e8ba36" style:font-name="JetBrains Mono" fo:font-size="10pt" fo:font-style="normal" fo:font-weight="normal" officeooo:rsid="0021ff2d" officeooo:paragraph-rsid="0021ff2d" style:font-size-asian="10pt" style:font-style-asian="normal" style:font-weight-asian="normal"/>
    </style:style>
    <style:style style:name="P86" style:family="paragraph" style:parent-style-name="Standard" style:list-style-name="L4">
      <style:text-properties officeooo:rsid="0021ff2d" officeooo:paragraph-rsid="0021ff2d"/>
    </style:style>
    <style:style style:name="P87" style:family="paragraph" style:parent-style-name="Standard" style:list-style-name="L4">
      <style:text-properties officeooo:rsid="00232984" officeooo:paragraph-rsid="00232984"/>
    </style:style>
    <style:style style:name="P88" style:family="paragraph" style:parent-style-name="Standard" style:list-style-name="L5">
      <style:text-properties officeooo:rsid="002529e8" officeooo:paragraph-rsid="002529e8"/>
    </style:style>
    <style:style style:name="P89" style:family="paragraph" style:parent-style-name="Standard" style:list-style-name="L6">
      <style:text-properties officeooo:rsid="0032e717" officeooo:paragraph-rsid="0032e717"/>
    </style:style>
    <style:style style:name="P90" style:family="paragraph" style:parent-style-name="Standard" style:list-style-name="L7">
      <style:text-properties officeooo:rsid="00339bd1" officeooo:paragraph-rsid="00339bd1"/>
    </style:style>
    <style:style style:name="P91" style:family="paragraph" style:parent-style-name="Standard" style:list-style-name="L7">
      <style:text-properties officeooo:rsid="00339bd1" officeooo:paragraph-rsid="00346268"/>
    </style:style>
    <style:style style:name="P92" style:family="paragraph" style:parent-style-name="Standard" style:list-style-name="L7">
      <style:text-properties officeooo:rsid="00346268" officeooo:paragraph-rsid="00346268"/>
    </style:style>
    <style:style style:name="P93" style:family="paragraph" style:parent-style-name="Standard" style:list-style-name="L8">
      <style:text-properties officeooo:rsid="0035a058" officeooo:paragraph-rsid="0035a058"/>
    </style:style>
    <style:style style:name="P94" style:family="paragraph" style:parent-style-name="Standard" style:list-style-name="L10">
      <style:text-properties officeooo:rsid="00424163" officeooo:paragraph-rsid="00424163"/>
    </style:style>
    <style:style style:name="P95" style:family="paragraph" style:parent-style-name="Standard" style:list-style-name="L11">
      <style:text-properties officeooo:rsid="00424163" officeooo:paragraph-rsid="00424163"/>
    </style:style>
    <style:style style:name="P96" style:family="paragraph" style:parent-style-name="Standard">
      <style:text-properties fo:font-size="18pt" fo:font-weight="bold" officeooo:rsid="00339bd1" officeooo:paragraph-rsid="004460b0" fo:background-color="#ffd7d7" style:font-size-asian="18pt" style:font-weight-asian="bold" style:font-size-complex="18pt" style:font-weight-complex="bold"/>
    </style:style>
    <style:style style:name="P97" style:family="paragraph" style:parent-style-name="Standard">
      <style:text-properties officeooo:rsid="004460b0" officeooo:paragraph-rsid="004460b0"/>
    </style:style>
    <style:style style:name="P98" style:family="paragraph" style:parent-style-name="Standard" style:list-style-name="L12">
      <style:text-properties officeooo:rsid="004460b0" officeooo:paragraph-rsid="004460b0"/>
    </style:style>
    <style:style style:name="P99" style:family="paragraph" style:parent-style-name="Text_20_body" style:list-style-name="L9"/>
    <style:style style:name="P100" style:family="paragraph" style:parent-style-name="Text_20_body" style:list-style-name="L9">
      <style:paragraph-properties fo:margin-top="0cm" fo:margin-bottom="0cm" loext:contextual-spacing="false"/>
    </style:style>
    <style:style style:name="T1" style:family="text">
      <style:text-properties officeooo:rsid="00108bb6"/>
    </style:style>
    <style:style style:name="T2" style:family="text">
      <style:text-properties officeooo:rsid="00132db0"/>
    </style:style>
    <style:style style:name="T3" style:family="text">
      <style:text-properties officeooo:rsid="0014fa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fa80" style:font-weight-asian="bold" style:font-weight-complex="bold"/>
    </style:style>
    <style:style style:name="T6" style:family="text">
      <style:text-properties fo:font-weight="bold" officeooo:rsid="00232984" style:font-weight-asian="bold" style:font-weight-complex="bold"/>
    </style:style>
    <style:style style:name="T7" style:family="text">
      <style:text-properties fo:font-weight="bold" officeooo:rsid="003deb61" style:font-weight-asian="bold" style:font-weight-complex="bold"/>
    </style:style>
    <style:style style:name="T8" style:family="text">
      <style:text-properties officeooo:rsid="0018e465"/>
    </style:style>
    <style:style style:name="T9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a4926" style:font-name="JetBrains Mono" fo:font-size="10pt" fo:font-style="normal" fo:font-weight="normal" officeooo:rsid="001881f4" style:font-size-asian="10pt" style:font-style-asian="normal" style:font-weight-asian="normal"/>
    </style:style>
    <style:style style:name="T11" style:family="text">
      <style:text-properties fo:color="#aa4926" style:font-name="JetBrains Mono" fo:font-size="10pt" fo:font-style="normal" fo:font-weight="normal" officeooo:rsid="001881f4" fo:background-color="#ffd7d7" loext:char-shading-value="0" style:font-size-asian="10pt" style:font-style-asian="normal" style:font-weight-asian="normal"/>
    </style:style>
    <style:style style:name="T1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style:font-name="JetBrains Mono" fo:font-size="10pt" fo:font-style="normal" fo:font-weight="normal" officeooo:rsid="001881f4" style:font-size-asian="10pt" style:font-style-asian="normal" style:font-weight-asian="normal"/>
    </style:style>
    <style:style style:name="T14" style:family="text">
      <style:text-properties fo:color="#a9b7c6" style:font-name="JetBrains Mono" fo:font-size="10pt" fo:font-style="normal" fo:font-weight="normal" officeooo:rsid="001881f4" fo:background-color="#ffd7d7" loext:char-shading-value="0" style:font-size-asian="10pt" style:font-style-asian="normal" style:font-weight-asian="normal"/>
    </style:style>
    <style:style style:name="T1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style:font-name="JetBrains Mono" fo:font-size="10pt" fo:font-style="normal" fo:font-weight="normal" officeooo:rsid="001881f4" style:font-size-asian="10pt" style:font-style-asian="normal" style:font-weight-asian="normal"/>
    </style:style>
    <style:style style:name="T17" style:family="text">
      <style:text-properties fo:color="#6a8759" style:font-name="JetBrains Mono" fo:font-size="10pt" fo:font-style="normal" fo:font-weight="normal" officeooo:rsid="001881f4" fo:background-color="#ffd7d7" loext:char-shading-value="0" style:font-size-asian="10pt" style:font-style-asian="normal" style:font-weight-asian="normal"/>
    </style:style>
    <style:style style:name="T18" style:family="text">
      <style:text-properties fo:color="#6a8759" style:font-name="JetBrains Mono" fo:font-size="10pt" fo:font-style="normal" fo:font-weight="normal" officeooo:rsid="001a982f" fo:background-color="#ffd7d7" loext:char-shading-value="0" style:font-size-asian="10pt" style:font-style-asian="normal" style:font-weight-asian="normal"/>
    </style:style>
    <style:style style:name="T1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c7832" style:font-name="JetBrains Mono" fo:font-size="10pt" fo:font-style="normal" fo:font-weight="normal" officeooo:rsid="001881f4" style:font-size-asian="10pt" style:font-style-asian="normal" style:font-weight-asian="normal"/>
    </style:style>
    <style:style style:name="T21" style:family="text">
      <style:text-properties fo:color="#cc7832" style:font-name="JetBrains Mono" fo:font-size="10pt" fo:font-style="normal" fo:font-weight="normal" officeooo:rsid="001881f4" fo:background-color="#ffd7d7" loext:char-shading-value="0" style:font-size-asian="10pt" style:font-style-asian="normal" style:font-weight-asian="normal"/>
    </style:style>
    <style:style style:name="T22" style:family="text">
      <style:text-properties fo:color="#cc7832" style:font-name="JetBrains Mono" fo:font-size="10pt" fo:font-style="normal" fo:font-weight="normal" officeooo:rsid="001a982f" fo:background-color="#ffd7d7" loext:char-shading-value="0" style:font-size-asian="10pt" style:font-style-asian="normal" style:font-weight-asian="normal"/>
    </style:style>
    <style:style style:name="T23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fo:color="#9876aa" style:font-name="JetBrains Mono" fo:font-size="10pt" fo:font-style="italic" fo:font-weight="normal" officeooo:rsid="001881f4" style:font-size-asian="10pt" style:font-style-asian="italic" style:font-weight-asian="normal"/>
    </style:style>
    <style:style style:name="T25" style:family="text">
      <style:text-properties fo:color="#9876aa" style:font-name="JetBrains Mono" fo:font-size="10pt" fo:font-style="italic" fo:font-weight="normal" officeooo:rsid="001881f4" fo:background-color="#ffd7d7" loext:char-shading-value="0" style:font-size-asian="10pt" style:font-style-asian="italic" style:font-weight-asian="normal"/>
    </style:style>
    <style:style style:name="T26" style:family="text">
      <style:text-properties fo:color="#e8ba36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e8ba36" style:font-name="JetBrains Mono" fo:font-size="10pt" fo:font-style="normal" fo:font-weight="normal" officeooo:rsid="001881f4" style:font-size-asian="10pt" style:font-style-asian="normal" style:font-weight-asian="normal"/>
    </style:style>
    <style:style style:name="T28" style:family="text">
      <style:text-properties fo:color="#e8ba36" style:font-name="JetBrains Mono" fo:font-size="10pt" fo:font-style="normal" fo:font-weight="normal" officeooo:rsid="001881f4" fo:background-color="#ffd7d7" loext:char-shading-value="0" style:font-size-asian="10pt" style:font-style-asian="normal" style:font-weight-asian="normal"/>
    </style:style>
    <style:style style:name="T29" style:family="text">
      <style:text-properties fo:background-color="#ffd7d7" loext:char-shading-value="0"/>
    </style:style>
    <style:style style:name="T30" style:family="text">
      <style:text-properties officeooo:rsid="001a982f" fo:background-color="#ffd7d7" loext:char-shading-value="0"/>
    </style:style>
    <style:style style:name="T31" style:family="text">
      <style:text-properties officeooo:rsid="001881f4" fo:background-color="#ffd7d7" loext:char-shading-value="0"/>
    </style:style>
    <style:style style:name="T32" style:family="text">
      <style:text-properties officeooo:rsid="001c24e3"/>
    </style:style>
    <style:style style:name="T33" style:family="text">
      <style:text-properties officeooo:rsid="001881f4"/>
    </style:style>
    <style:style style:name="T34" style:family="text">
      <style:text-properties officeooo:rsid="001d5e87"/>
    </style:style>
    <style:style style:name="T35" style:family="text">
      <style:text-properties officeooo:rsid="001f3998"/>
    </style:style>
    <style:style style:name="T36" style:family="text">
      <style:text-properties officeooo:rsid="002057ff"/>
    </style:style>
    <style:style style:name="T37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officeooo:rsid="00232984"/>
    </style:style>
    <style:style style:name="T39" style:family="text">
      <style:text-properties officeooo:rsid="002529e8"/>
    </style:style>
    <style:style style:name="T40" style:family="text">
      <style:text-properties officeooo:rsid="0027ad5b"/>
    </style:style>
    <style:style style:name="T41" style:family="text">
      <style:text-properties officeooo:rsid="002a9be1"/>
    </style:style>
    <style:style style:name="T42" style:family="text">
      <style:text-properties officeooo:rsid="002adee5"/>
    </style:style>
    <style:style style:name="T43" style:family="text">
      <style:text-properties officeooo:rsid="002c593e"/>
    </style:style>
    <style:style style:name="T44" style:family="text">
      <style:text-properties officeooo:rsid="002dbbf4"/>
    </style:style>
    <style:style style:name="T45" style:family="text">
      <style:text-properties officeooo:rsid="003137b4"/>
    </style:style>
    <style:style style:name="T46" style:family="text">
      <style:text-properties officeooo:rsid="003177e7"/>
    </style:style>
    <style:style style:name="T47" style:family="text">
      <style:text-properties officeooo:rsid="0032e717"/>
    </style:style>
    <style:style style:name="T48" style:family="text">
      <style:text-properties officeooo:rsid="00339bd1"/>
    </style:style>
    <style:style style:name="T49" style:family="text">
      <style:text-properties officeooo:rsid="00346268"/>
    </style:style>
    <style:style style:name="T50" style:family="text">
      <style:text-properties officeooo:rsid="00354e93"/>
    </style:style>
    <style:style style:name="T51" style:family="text">
      <style:text-properties officeooo:rsid="0035a058"/>
    </style:style>
    <style:style style:name="T52" style:family="text">
      <style:text-properties fo:color="#d62e4e" fo:font-weight="bold" style:font-weight-asian="bold" style:font-weight-complex="bold"/>
    </style:style>
    <style:style style:name="T53" style:family="text">
      <style:text-properties fo:color="#e16173"/>
    </style:style>
    <style:style style:name="T54" style:family="text">
      <style:text-properties fo:color="#e16173" fo:font-weight="bold" style:font-weight-asian="bold" style:font-weight-complex="bold"/>
    </style:style>
    <style:style style:name="T55" style:family="text">
      <style:text-properties officeooo:rsid="003a10d8"/>
    </style:style>
    <style:style style:name="T56" style:family="text">
      <style:text-properties fo:color="#666600"/>
    </style:style>
    <style:style style:name="T57" style:family="text">
      <style:text-properties fo:color="#008800"/>
    </style:style>
    <style:style style:name="T58" style:family="text">
      <style:text-properties officeooo:rsid="003bf164"/>
    </style:style>
    <style:style style:name="T59" style:family="text">
      <style:text-properties officeooo:rsid="003c771b"/>
    </style:style>
    <style:style style:name="T60" style:family="text">
      <style:text-properties officeooo:rsid="003deb61"/>
    </style:style>
    <style:style style:name="T61" style:family="text">
      <style:text-properties officeooo:rsid="00401d68"/>
    </style:style>
    <style:style style:name="T62" style:family="text">
      <style:text-properties officeooo:rsid="004460b0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68"/></text:p>
      <text:p text:style-name="P2">Selenium is a free open source automated testing framework used to validate web applications across different browsers and platforms</text:p>
      <text:p text:style-name="P2"/>
      <text:p text:style-name="P2">it is used for <text:span text:style-name="T4">testing web applications</text:span> only . Neither desktop(software) testing nor the testing of mobile applications is possible with selenium </text:p>
      <text:p text:style-name="P2"/>
      <text:p text:style-name="P2">Web Application is an application program that is stored on a remote server , which is allowed to be accessed through a web browser over the internet.</text:p>
      <text:p text:style-name="P2"/>
      <text:p text:style-name="P14">Why Selenium?</text:p>
      <text:p text:style-name="P3"/>
      <text:p text:style-name="P3">It is a tool for automating testing across many web browser . </text:p>
      <text:p text:style-name="P4">Selenium Webdriver supports a variety of browsers , including Google chrome , Mozilla firefox , safari and internet explorer , and allows you to simply automate browser testing across different browser</text:p>
      <text:p text:style-name="P4"/>
      <text:p text:style-name="P13">Advantages :</text:p>
      <text:p text:style-name="P4"/>
      <text:list xml:id="list3908717003" text:style-name="L1">
        <text:list-item>
          <text:p text:style-name="P74">it offers less involvement of hardware</text:p>
        </text:list-item>
        <text:list-item>
          <text:p text:style-name="P74">it is open source anf platform independent</text:p>
        </text:list-item>
        <text:list-item>
          <text:p text:style-name="P74">it has a user friendly interface that makes it simlpe to build and execute test scripts .</text:p>
        </text:list-item>
        <text:list-item>
          <text:p text:style-name="P74">The automation test suites may be reused and tested <text:span text:style-name="T1">on a variety of browser and operating system</text:span></text:p>
        </text:list-item>
      </text:list>
      <text:p text:style-name="P4"/>
      <text:p text:style-name="P12">Selenium Tools</text:p>
      <text:p text:style-name="P5"/>
      <text:p text:style-name="P5">It is not simply one tool but a collection of software, each catering to the different testing needs of an organization . <text:span text:style-name="T2">It has Four components</text:span></text:p>
      <text:p text:style-name="P5"/>
      <text:list xml:id="list856983964" text:style-name="L2">
        <text:list-item>
          <text:p text:style-name="P75">Selenium Integrated Development Environment (IDE)</text:p>
        </text:list-item>
        <text:list-item>
          <text:p text:style-name="P75">Selenium Remote Control (RC)</text:p>
        </text:list-item>
        <text:list-item>
          <text:p text:style-name="P75">Selenium WebDriver</text:p>
        </text:list-item>
        <text:list-item>
          <text:p text:style-name="P75">Selenium Grid</text:p>
        </text:list-item>
      </text:list>
      <text:p text:style-name="P6"/>
      <text:p text:style-name="P11">What is Selenium IDE?</text:p>
      <text:p text:style-name="P7"/>
      <text:p text:style-name="P7">Selenium IDE is the simplest framework in the selenium suite and is the easiest one to learn .</text:p>
      <text:p text:style-name="P7">It is a Chrome and firefox plugin that we can install as we can with other plugins .</text:p>
      <text:p text:style-name="P7">It should only be used as prototyping tool 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93886259853904">
          <table:table-cell table:style-name="Table1.A1" office:value-type="string">
            <text:p text:style-name="P60">Pros</text:p>
          </table:table-cell>
          <table:table-cell table:style-name="Table1.B1" office:value-type="string">
            <text:p text:style-name="P60">Cons</text:p>
          </table:table-cell>
        </table:table-row>
        <table:table-row table:style-name="TableLine93886259876624">
          <table:table-cell table:style-name="Table1.A2" office:value-type="string">
            <text:p text:style-name="P60">Very ease to use and install</text:p>
          </table:table-cell>
          <table:table-cell table:style-name="Table1.B2" office:value-type="string">
            <text:p text:style-name="P60">Available only in firefox</text:p>
          </table:table-cell>
        </table:table-row>
        <table:table-row table:style-name="TableLine93886259878272">
          <table:table-cell table:style-name="Table1.A2" office:value-type="string">
            <text:p text:style-name="P60">No programming experience is required , though knowledge of HTML and DOM are needed</text:p>
          </table:table-cell>
          <table:table-cell table:style-name="Table1.B2" office:value-type="string">
            <text:p text:style-name="P60">Designed only to create prototypes of tests</text:p>
          </table:table-cell>
        </table:table-row>
        <table:table-row table:style-name="TableLine93886259878912">
          <table:table-cell table:style-name="Table1.A2" office:value-type="string">
            <text:p text:style-name="P60">Has built-in help and test results reporting module </text:p>
          </table:table-cell>
          <table:table-cell table:style-name="Table1.B2" office:value-type="string">
            <text:p text:style-name="P60">Test execution is slow compared to that of selenium RC and WebDriver</text:p>
          </table:table-cell>
        </table:table-row>
      </table:table>
      <text:p text:style-name="P7"><text:soft-page-break/></text:p>
      <text:p text:style-name="P4"/>
      <text:p text:style-name="P10">What is Selenium Remote Control ?</text:p>
      <text:p text:style-name="P8"/>
      <text:p text:style-name="P8">Selenium was the <text:span text:style-name="T4">flagship testing framework</text:span> of the whole Selenium project for along time . This is the first automated web testing tool that allows users to use a programming language they prefer .</text:p>
      <text:p text:style-name="P8">It support following programming lanaguage :</text:p>
      <text:list xml:id="list1431735051" text:style-name="L3">
        <text:list-item>
          <text:p text:style-name="P76">Python</text:p>
        </text:list-item>
        <text:list-item>
          <text:p text:style-name="P76">Java</text:p>
        </text:list-item>
        <text:list-item>
          <text:p text:style-name="P76">Perl</text:p>
        </text:list-item>
        <text:list-item>
          <text:p text:style-name="P76">Ruby</text:p>
        </text:list-item>
        <text:list-item>
          <text:p text:style-name="P76">C#</text:p>
        </text:list-item>
      </text:list>
      <text:p text:style-name="P8"/>
      <table:table table:name="Table2" table:style-name="Table2">
        <table:table-column table:style-name="Table2.A"/>
        <table:table-column table:style-name="Table2.B"/>
        <table:table-row table:style-name="TableLine93886259897504">
          <table:table-cell table:style-name="Table2.A1" office:value-type="string">
            <text:p text:style-name="P62">Pros</text:p>
          </table:table-cell>
          <table:table-cell table:style-name="Table2.B1" office:value-type="string">
            <text:p text:style-name="P62">Cons</text:p>
          </table:table-cell>
        </table:table-row>
        <table:table-row table:style-name="TableLine93886259908256">
          <table:table-cell table:style-name="Table2.A2" office:value-type="string">
            <text:p text:style-name="P61">Cross-browser and cross-platform</text:p>
          </table:table-cell>
          <table:table-cell table:style-name="Table2.B2" office:value-type="string">
            <text:p text:style-name="P61">Installation is more complicated than IDE</text:p>
          </table:table-cell>
        </table:table-row>
        <table:table-row table:style-name="TableLine93886259909904">
          <table:table-cell table:style-name="Table2.A2" office:value-type="string">
            <text:p text:style-name="P61">Can perform looping and conditional operations</text:p>
          </table:table-cell>
          <table:table-cell table:style-name="Table2.B2" office:value-type="string">
            <text:p text:style-name="P61">Must have programming knowledge</text:p>
          </table:table-cell>
        </table:table-row>
        <table:table-row table:style-name="TableLine93886259910544">
          <table:table-cell table:style-name="Table2.A2" office:value-type="string">
            <text:p text:style-name="P61">Can support data-driven testing</text:p>
          </table:table-cell>
          <table:table-cell table:style-name="Table2.B2" office:value-type="string">
            <text:p text:style-name="P61">Needs Selenium RC server to be running</text:p>
          </table:table-cell>
        </table:table-row>
      </table:table>
      <text:p text:style-name="P8"/>
      <text:p text:style-name="P8"/>
      <text:p text:style-name="P10">What is WebDriver ?</text:p>
      <text:p text:style-name="P8"/>
      <text:p text:style-name="P8">The Webdriver proves to be better than Selenium IDE and Selenium RC in many aspects .</text:p>
      <text:p text:style-name="P8">Webdriver , unlike selenium RC , doesnot rely on Javascript for selenium automation testing ,</text:p>
      <text:p text:style-name="P10">It controls the browser by directly communicating with it .</text:p>
      <text:p text:style-name="P8"/>
      <text:p text:style-name="P10">What is Selenium Grid ?</text:p>
      <text:p text:style-name="P8"/>
      <text:p text:style-name="P9">It is a tool <text:span text:style-name="T4">used together with Selenium </text:span><text:span text:style-name="T5">RC to run parallel tests </text:span><text:span text:style-name="T3">across different machines and different browsers all at the same time . </text:span></text:p>
      <text:p text:style-name="P18">Parallel execution means running mutilpe tests at once</text:p>
      <text:p text:style-name="P9"/>
      <text:p text:style-name="P15">Features :</text:p>
      <text:p text:style-name="P18">Enables simultaneous running of tests in multiple browsers and environment</text:p>
      <text:p text:style-name="P18">Utilizes the hub-and-nodes concept . The hub acts as central source of selenium commands to each node connected to it </text:p>
      <text:p text:style-name="P18"/>
      <text:p text:style-name="P18"/>
      <text:p text:style-name="P19">Selenium <text:span text:style-name="T8">Webdriver - </text:span>Browser NAVIGATION </text:p>
      <text:p text:style-name="P19"/>
      <text:p text:style-name="P22">The syntax of Selenium Webdriver </text:p>
      <text:p text:style-name="P22">driver.get(“&lt;url&gt;”)</text:p>
      <text:p text:style-name="P22"/>
      <text:p text:style-name="P22">For a get method , the webdriver waits till the page is completely loaded after moving to the next step . </text:p>
      <text:p text:style-name="P22"/>
      <text:p text:style-name="P22"/>
      <text:p text:style-name="P20"/>
      <text:p text:style-name="P46"><text:soft-page-break/>Selenium <text:span text:style-name="T8">Webdriver – Identify Single Element</text:span></text:p>
      <text:p text:style-name="P20"/>
      <text:list xml:id="list1813798261" text:style-name="L4">
        <text:list-item>
          <text:p text:style-name="P79">By.ID</text:p>
          <text:p text:style-name="P79"/>
        </text:list-item>
      </text:list>
      <text:p text:style-name="P21"><text:span text:style-name="T19">from </text:span><text:span text:style-name="T12">selenium </text:span><text:span text:style-name="T19">import </text:span><text:span text:style-name="T12">webdriver</text:span><text:line-break/><text:span text:style-name="T19">from </text:span><text:span text:style-name="T12">selenium.webdriver.common.by </text:span><text:span text:style-name="T19">import </text:span><text:span text:style-name="T12">By</text:span><text:line-break/><text:line-break/><text:span text:style-name="T23">driver </text:span><text:span text:style-name="T12">= webdriver.Chrome</text:span><text:span text:style-name="T26">(</text:span><text:span text:style-name="T9">executable_path</text:span><text:span text:style-name="T12">=</text:span><text:span text:style-name="T15">'</text:span><text:span text:style-name="T19">\\</text:span><text:span text:style-name="T15">chromedriver_linux64'</text:span><text:span text:style-name="T26">)</text:span><text:line-break/><text:span text:style-name="T23">driver</text:span><text:span text:style-name="T12">.get</text:span><text:span text:style-name="T26">(</text:span><text:span text:style-name="T15">"https://www.rahulshettyacademy.com/AutomationPractice/"</text:span><text:span text:style-name="T26">)</text:span><text:line-break/><text:span text:style-name="T23">a </text:span><text:span text:style-name="T12">= </text:span><text:span text:style-name="T23">driver</text:span><text:span text:style-name="T12">.find_element</text:span><text:span text:style-name="T26">(</text:span><text:span text:style-name="T12">By.ID</text:span><text:span text:style-name="T19">, </text:span><text:span text:style-name="T15">"name"</text:span><text:span text:style-name="T26">)</text:span><text:line-break/><text:span text:style-name="T23">a</text:span><text:span text:style-name="T12">.send_keys</text:span><text:span text:style-name="T26">(</text:span><text:span text:style-name="T15">"Nikita"</text:span><text:span text:style-name="T26">)</text:span></text:p>
      <text:p text:style-name="P21"/>
      <text:p text:style-name="P23">If there is no DOM element with the ID that one is searching for , a <text:span text:style-name="T29">NoSuchElementException</text:span> is raised </text:p>
      <text:p text:style-name="P23"/>
      <text:list xml:id="list193854378479272" text:continue-numbering="true" text:style-name="L4">
        <text:list-item>
          <text:p text:style-name="P80">By.Class_<text:span text:style-name="T34">Name</text:span> - <text:s/><text:span text:style-name="T32">the class name is stored in the class attribute of an HTML tag . A CSS class applies to group of DOM elements . It only returns the first element with the matching class . It raises a </text:span><text:span text:style-name="T29">NoSuchElementException</text:span> i<text:span text:style-name="T32">f no element exists with the given class name.</text:span></text:p>
        </text:list-item>
      </text:list>
      <text:p text:style-name="P30"/>
      <text:p text:style-name="P25"><text:span text:style-name="T20">from </text:span><text:span text:style-name="T13">selenium </text:span><text:span text:style-name="T20">import </text:span><text:span text:style-name="T13">webdriver</text:span><text:span text:style-name="T33"><text:line-break/></text:span><text:span text:style-name="T20">from </text:span><text:span text:style-name="T13">selenium.webdriver.common.by </text:span><text:span text:style-name="T20">import </text:span><text:span text:style-name="T13">By</text:span><text:span text:style-name="T33"><text:line-break/><text:line-break/></text:span><text:span text:style-name="T24">driver </text:span><text:span text:style-name="T13">= webdriver.Chrome</text:span><text:span text:style-name="T27">(</text:span><text:span text:style-name="T10">executable_path</text:span><text:span text:style-name="T13">=</text:span><text:span text:style-name="T16">'</text:span><text:span text:style-name="T20">\\</text:span><text:span text:style-name="T16">chromedriver_linux64'</text:span><text:span text:style-name="T27">)</text:span><text:span text:style-name="T33"><text:line-break/></text:span><text:span text:style-name="T24">driver</text:span><text:span text:style-name="T13">.get</text:span><text:span text:style-name="T27">(</text:span><text:span text:style-name="T16">"https://www.rahulshettyacademy.com/AutomationPractice/"</text:span><text:span text:style-name="T27">)</text:span><text:span text:style-name="T33"><text:line-break/></text:span><text:bookmark-start text:name="__DdeLink__1770_4204621769"/><text:span text:style-name="T24">a </text:span><text:span text:style-name="T13">= </text:span><text:span text:style-name="T24">driver</text:span><text:span text:style-name="T13">.find_element</text:span><text:span text:style-name="T27">(</text:span><text:span text:style-name="T12">By.CLASS_NAME</text:span><text:span text:style-name="T19">, </text:span><text:span text:style-name="T15">"inputs"</text:span><text:span text:style-name="T27">)</text:span><text:span text:style-name="T33"><text:line-break/></text:span><text:span text:style-name="T24">a</text:span><text:span text:style-name="T13">.send_keys</text:span><text:span text:style-name="T27">(</text:span><text:span text:style-name="T16">"Nikita"</text:span><text:span text:style-name="T27">)</text:span><text:bookmark-end text:name="__DdeLink__1770_4204621769"/></text:p>
      <text:p text:style-name="P31"/>
      <text:list xml:id="list193855210236521" text:continue-numbering="true" text:style-name="L4">
        <text:list-item>
          <text:p text:style-name="P77"><text:span text:style-name="T32">By.Name – It only returns the first element with the matching class . If mutliple elements of the same name exist , the first matched element will be returned . No matching elements result in a </text:span><text:span text:style-name="T30">NoSuchElementException </text:span><text:span text:style-name="T40">nnnn</text:span></text:p>
          <text:p text:style-name="P81"/>
        </text:list-item>
      </text:list>
      <text:p text:style-name="P24"><text:span text:style-name="T21">from </text:span><text:span text:style-name="T14">selenium </text:span><text:span text:style-name="T21">import </text:span><text:span text:style-name="T14">webdriver</text:span><text:span text:style-name="T31"><text:line-break/></text:span><text:span text:style-name="T21">from </text:span><text:span text:style-name="T14">selenium.webdriver.common.by </text:span><text:span text:style-name="T21">import </text:span><text:span text:style-name="T14">By</text:span><text:span text:style-name="T31"><text:line-break/><text:line-break/></text:span><text:span text:style-name="T25">driver </text:span><text:span text:style-name="T14">= webdriver.Chrome</text:span><text:span text:style-name="T28">(</text:span><text:span text:style-name="T11">executable_path</text:span><text:span text:style-name="T14">=</text:span><text:span text:style-name="T17">'</text:span><text:span text:style-name="T21">\\</text:span><text:span text:style-name="T17">chromedriver_linux64'</text:span><text:span text:style-name="T28">)</text:span><text:span text:style-name="T31"><text:line-break/></text:span><text:span text:style-name="T25">driver</text:span><text:span text:style-name="T14">.get</text:span><text:span text:style-name="T28">(</text:span><text:span text:style-name="T17">"https://www.rahulshettyacademy.com/AutomationPractice/"</text:span><text:span text:style-name="T28">)</text:span><text:span text:style-name="T31"><text:line-break/></text:span><text:bookmark-start text:name="__DdeLink__1772_4204621769"/><text:span text:style-name="T25">a </text:span><text:span text:style-name="T14">= </text:span><text:span text:style-name="T25">driver</text:span><text:span text:style-name="T14">.find_element</text:span><text:span text:style-name="T28">(</text:span><text:span text:style-name="T14">By.NAME</text:span><text:span text:style-name="T22">, </text:span><text:span text:style-name="T18">"enter-name"</text:span><text:span text:style-name="T28">)</text:span><text:span text:style-name="T31"><text:line-break/></text:span><text:span text:style-name="T25">a</text:span><text:span text:style-name="T14">.send_keys</text:span><text:span text:style-name="T28">(</text:span><text:span text:style-name="T17">"Nikita"</text:span><text:span text:style-name="T28">)</text:span><text:bookmark-end text:name="__DdeLink__1772_4204621769"/></text:p>
      <text:p text:style-name="P32"/>
      <text:list xml:id="list193855540415729" text:continue-numbering="true" text:style-name="L4">
        <text:list-item>
          <text:p text:style-name="P82"><text:span text:style-name="T35">By.L</text:span><text:span text:style-name="T36">ink_text – search for hyperlink element ising the link text </text:span></text:p>
          <text:p text:style-name="P82"><text:span text:style-name="T23">driver</text:span><text:span text:style-name="T12">.find_element</text:span><text:span text:style-name="T26">(</text:span><text:span text:style-name="T12">By.LINK_TEXT</text:span><text:span text:style-name="T19">, </text:span><text:span text:style-name="T15">"Free Access to InterviewQues/ResumeAssistance/Material"</text:span><text:span text:style-name="T26">)</text:span><text:span text:style-name="T12">.click</text:span><text:span text:style-name="T26">()</text:span></text:p>
        </text:list-item>
        <text:list-item>
          <text:p text:style-name="P83">By.tag_name – HTML tag</text:p>
          <text:p text:style-name="P83"><text:span text:style-name="T23">b </text:span><text:span text:style-name="T12">= </text:span><text:span text:style-name="T23">driver</text:span><text:span text:style-name="T12">.find_element</text:span><text:span text:style-name="T26">(</text:span><text:span text:style-name="T12">By.TAG_NAME</text:span><text:span text:style-name="T19">, </text:span><text:span text:style-name="T15">'h1'</text:span><text:span text:style-name="T26">)</text:span><text:span text:style-name="T12">.text</text:span><text:line-break/><text:span text:style-name="T37">print</text:span><text:span text:style-name="T26">(</text:span><text:span text:style-name="T23">b</text:span><text:span text:style-name="T26">)</text:span></text:p>
          <text:p text:style-name="P84"/>
        </text:list-item>
        <text:list-item>
          <text:p text:style-name="P86">By.Partial_link_test</text:p>
        </text:list-item>
      </text:list>
      <text:p text:style-name="P26"><text:tab/><text:span text:style-name="T23">driver</text:span><text:span text:style-name="T12">.find_element</text:span><text:span text:style-name="T26">(</text:span><text:span text:style-name="T12">By.PARTIAL_LINK_TEXT</text:span><text:span text:style-name="T19">, </text:span><text:span text:style-name="T15">"Access "</text:span><text:span text:style-name="T26">)</text:span><text:span text:style-name="T12">.click</text:span><text:span text:style-name="T26">()</text:span></text:p>
      <text:p text:style-name="P26"/>
      <text:list xml:id="list193854176450395" text:continue-numbering="true" text:style-name="L4">
        <text:list-item>
          <text:p text:style-name="P86">By.CSS selector </text:p>
          <text:list>
            <text:list-item>
              <text:p text:style-name="P86">tagname[attribute=’value’]</text:p>
              <text:p text:style-name="P86"><text:span text:style-name="T23">driver</text:span><text:span text:style-name="T12">.find_element</text:span><text:span text:style-name="T26">(</text:span><text:span text:style-name="T12">By.CSS_SELECTOR</text:span><text:span text:style-name="T19">, </text:span><text:span text:style-name="T15">"input[value='radio1']"</text:span><text:span text:style-name="T26">)</text:span><text:span text:style-name="T12">.click</text:span><text:span text:style-name="T26">()</text:span></text:p>
              <text:p text:style-name="P86"/>
            </text:list-item>
            <text:list-item>
              <text:p text:style-name="P87"><text:soft-page-break/>with id , tagname#id <text:s/>eg. input#txt</text:p>
              <text:p text:style-name="P87"><text:span text:style-name="T23">driver</text:span><text:span text:style-name="T12">.find_element</text:span><text:span text:style-name="T26">(</text:span><text:span text:style-name="T12">By.CSS_SELECTOR</text:span><text:span text:style-name="T19">, </text:span><text:span text:style-name="T15">"#name"</text:span><text:span text:style-name="T26">)</text:span><text:span text:style-name="T12">.send_keys</text:span><text:span text:style-name="T26">(</text:span><text:span text:style-name="T15">'niki'</text:span><text:span text:style-name="T26">)</text:span></text:p>
              <text:p text:style-name="P87"/>
            </text:list-item>
            <text:list-item>
              <text:p text:style-name="P87">with class , tagname.class</text:p>
              <text:p text:style-name="P87"/>
              <text:p text:style-name="P78"><text:span text:style-name="T38">for attributes whose values are dynamically changing , we can use <text:s/></text:span><text:span text:style-name="T4">^=</text:span><text:span text:style-name="T6"> </text:span><text:span text:style-name="T38"><text:s/>to locate an element whose attribute value </text:span><text:span text:style-name="T6">starts</text:span><text:span text:style-name="T38"> with a particular text . For eg. input[nam</text:span>e^='qa'<text:span text:style-name="T38">]</text:span></text:p>
            </text:list-item>
          </text:list>
          <text:p text:style-name="P85"/>
        </text:list-item>
      </text:list>
      <text:p text:style-name="P27"><text:s text:c="18"/><text:span text:style-name="T38">for attributes whose values are dynamically changing , we can use </text:span><text:span text:style-name="T6"><text:s/>$</text:span><text:span text:style-name="T4">=</text:span><text:span text:style-name="T6"> <text:s/></text:span><text:span text:style-name="T38">to locate an <text:s text:c="20"/><text:tab/>element whose attribute value </text:span><text:span text:style-name="T6">end </text:span><text:span text:style-name="T38">with a particular text . For eg. input[class$=</text:span>'<text:span text:style-name="T38">txt</text:span>'<text:span text:style-name="T38">]</text:span></text:p>
      <text:p text:style-name="P28"/>
      <text:p text:style-name="P28">To check from console , syntax<text:span text:style-name="T4"> $(“tagname[attribute=’value’]”)</text:span></text:p>
      <text:p text:style-name="P33"/>
      <text:p text:style-name="P47">Xpath</text:p>
      <text:p text:style-name="P35"/>
      <text:p text:style-name="Standard">Once we navigate to a webpage , we have to interact with the web elements available on the page like clicking a link / <text:span text:style-name="T39">button , entering a text within a edit box and so on to completee our automation test case . </text:span></text:p>
      <text:p text:style-name="Standard"/>
      <text:p text:style-name="P29">First is to identify the element . We can create a xpath for an element for its identification . With this the first element with the matching value of the given xpath is returned </text:p>
      <text:p text:style-name="P29"/>
      <text:list xml:id="list3789491913" text:style-name="L5">
        <text:list-item>
          <text:p text:style-name="P88">Absolute xpath begins with / symbol and starts from the root node upto the element that we want to identity</text:p>
        </text:list-item>
        <text:list-item>
          <text:p text:style-name="P88">Relative xpath begins with // symbol and doesnot start from the root node</text:p>
        </text:list-item>
      </text:list>
      <text:p text:style-name="P35"/>
      <text:p text:style-name="P35"/>
      <table:table table:name="Table3" table:style-name="Table3">
        <table:table-column table:style-name="Table3.A"/>
        <table:table-column table:style-name="Table3.B"/>
        <table:table-row table:style-name="TableLine93886260056448">
          <table:table-cell table:style-name="Table3.A1" office:value-type="string">
            <text:p text:style-name="Table_20_Contents"><text:s text:c="18"/><text:span text:style-name="T39">FROM</text:span></text:p>
          </table:table-cell>
          <table:table-cell table:style-name="Table3.B1" office:value-type="string">
            <text:p text:style-name="Table_20_Contents"><text:s text:c="24"/><text:span text:style-name="T39">SYNTAX</text:span></text:p>
          </table:table-cell>
        </table:table-row>
        <table:table-row table:style-name="TableLine93886260126304">
          <table:table-cell table:style-name="Table3.A2" office:value-type="string">
            <text:p text:style-name="P63">Attribute &amp; value </text:p>
          </table:table-cell>
          <table:table-cell table:style-name="Table3.B2" office:value-type="string">
            <text:p text:style-name="Table_20_Contents"><text:s text:c="5"/>//tagname[@attribute='value']</text:p>
            <text:p text:style-name="P69"><text:span text:style-name="T23">driver1</text:span><text:span text:style-name="T12">.find_element</text:span><text:span text:style-name="T26">(</text:span><text:span text:style-name="T12">By.XPATH</text:span><text:span text:style-name="T19">, </text:span><text:span text:style-name="T15">"//input[@value='radio1']"</text:span><text:span text:style-name="T26">)</text:span><text:span text:style-name="T12">.click</text:span><text:span text:style-name="T26">()</text:span></text:p>
          </table:table-cell>
        </table:table-row>
        <table:table-row table:style-name="TableLine93886260127696">
          <table:table-cell table:style-name="Table3.A2" office:value-type="string">
            <text:p text:style-name="P64">Text</text:p>
          </table:table-cell>
          <table:table-cell table:style-name="Table3.B2" office:value-type="string">
            <text:p text:style-name="Table_20_Contents"><text:s text:c="4"/>//<text:span text:style-name="T41">tagname[text()=’text here’</text:span></text:p>
            <text:p text:style-name="P69"><text:span text:style-name="T23">txt </text:span><text:span text:style-name="T12">= </text:span><text:span text:style-name="T23">driver1</text:span><text:span text:style-name="T12">.find_element</text:span><text:span text:style-name="T26">(</text:span><text:span text:style-name="T12">By.XPATH</text:span><text:span text:style-name="T19">, </text:span><text:span text:style-name="T15">"//legend[text()='Checkbox Example']"</text:span><text:span text:style-name="T26">)</text:span><text:span text:style-name="T12">.text</text:span><text:line-break/><text:span text:style-name="T37">print</text:span><text:span text:style-name="T26">(</text:span><text:span text:style-name="T23">txt</text:span><text:span text:style-name="T26">)</text:span></text:p>
          </table:table-cell>
        </table:table-row>
        <table:table-row table:style-name="TableLine93886260128336">
          <table:table-cell table:style-name="Table3.A2" office:value-type="string">
            <text:p text:style-name="P65">Parent to child</text:p>
          </table:table-cell>
          <table:table-cell table:style-name="Table3.B2" office:value-type="string">
            <text:p text:style-name="Table_20_Contents"><text:s text:c="5"/>//<text:span text:style-name="T42">tagname[@attribute=’value’]/tagname</text:span></text:p>
            <text:p text:style-name="P70">driver1.find_element(By.XPATH, "//label[@for='bmw']/input").click()</text:p>
          </table:table-cell>
        </table:table-row>
        <table:table-row table:style-name="TableLine93886260128976">
          <table:table-cell table:style-name="Table3.A2" office:value-type="string">
            <text:p text:style-name="P66">Parent to last child </text:p>
          </table:table-cell>
          <table:table-cell table:style-name="Table3.B2" office:value-type="string">
            <text:p text:style-name="P67"><text:s text:c="3"/>//<text:span text:style-name="T42">tagname[@attribute=’value’]/tagname</text:span><text:span text:style-name="T43">[last()]</text:span></text:p>
            <text:p text:style-name="P36"><text:span text:style-name="T23">driver1</text:span><text:span text:style-name="T12">.find_element</text:span><text:span text:style-name="T26">(</text:span><text:span text:style-name="T12">By.XPATH</text:span><text:span text:style-name="T19">, </text:span><text:span text:style-name="T15">"//select[@id='dropdown-class-example']/option[last()]"</text:span><text:span text:style-name="T26">)</text:span><text:span text:style-name="T12">.click</text:span><text:span text:style-name="T26">()</text:span></text:p>
          </table:table-cell>
        </table:table-row>
        <table:table-row table:style-name="TableLine93886260129616">
          <table:table-cell table:style-name="Table3.A2" office:value-type="string">
            <text:p text:style-name="P68">Garand parent to child</text:p>
          </table:table-cell>
          <table:table-cell table:style-name="Table3.B2" office:value-type="string">
            <text:p text:style-name="Table_20_Contents">//<text:span text:style-name="T44">tagname[@attribute=’value’]/tagname/tagname</text:span></text:p>
            <text:p text:style-name="P69"><text:span text:style-name="T23">s </text:span><text:span text:style-name="T12">= </text:span><text:span text:style-name="T23">driver1</text:span><text:span text:style-name="T12">.find_element</text:span><text:span text:style-name="T26">(</text:span><text:span text:style-name="T12">By.XPATH</text:span><text:span text:style-name="T19">, </text:span><text:span text:style-name="T15">"//div[@class='block large-row-spacer']/div/fieldset/legend"</text:span><text:span text:style-name="T26">)</text:span><text:span text:style-name="T12">.text</text:span><text:line-break/><text:span text:style-name="T37">print</text:span><text:span text:style-name="T26">(</text:span><text:span text:style-name="T23">s</text:span><text:span text:style-name="T26">)</text:span></text:p>
          </table:table-cell>
        </table:table-row>
        <table:table-row table:style-name="TableLine93886260130208">
          <table:table-cell table:style-name="Table3.A2" office:value-type="string">
            <text:p text:style-name="P68">Child to any ancestor </text:p>
          </table:table-cell>
          <table:table-cell table:style-name="Table3.B2" office:value-type="string">
            <text:p text:style-name="Table_20_Contents">//<text:span text:style-name="T45">tagname</text:span>[@<text:span text:style-name="T45">attribute</text:span>='<text:span text:style-name="T45">value</text:span>']/ancestor::<text:span text:style-name="T45">tagname</text:span>[@<text:span text:style-name="T45">attribute</text:span>='<text:span text:style-name="T45">value</text:span>']</text:p>
            <text:p text:style-name="P69"><text:span text:style-name="T23">driver1</text:span><text:span text:style-name="T12">.find_element</text:span><text:span text:style-name="T26">(</text:span><text:span text:style-name="T12">By.XPATH</text:span><text:span text:style-name="T19">, </text:span><text:span text:style-name="T15">"//label[@for='radio3']/ancestor::div[@class='block large-row-spacer']"</text:span><text:span text:style-name="T26">)</text:span></text:p>
          </table:table-cell>
        </table:table-row>
        <table:table-row table:style-name="TableLine93886260130848">
          <table:table-cell table:style-name="Table3.A2" office:value-type="string">
            <text:p text:style-name="P68">Starts with</text:p>
          </table:table-cell>
          <table:table-cell table:style-name="Table3.B2" office:value-type="string">
            <text:p text:style-name="Table_20_Contents">//<text:span text:style-name="T46">tagname[starts-with(@attribute,’starting value’)]</text:span></text:p>
            <text:p text:style-name="P69"><text:span text:style-name="T23">driver1</text:span><text:span text:style-name="T12">.find_element</text:span><text:span text:style-name="T26">(</text:span><text:span text:style-name="T12">By.XPATH</text:span><text:span text:style-name="T19">, </text:span><text:span text:style-name="T15">"//option[starts-with(@value,'opt')]"</text:span><text:span text:style-name="T26">)</text:span><text:span text:style-name="T12">.click</text:span><text:span text:style-name="T26">()</text:span></text:p>
          </table:table-cell>
        </table:table-row>
        <text:soft-page-break/>
        <table:table-row table:style-name="TableLine93886260131488">
          <table:table-cell table:style-name="Table3.A2" office:value-type="string">
            <text:p text:style-name="P68">contains</text:p>
          </table:table-cell>
          <table:table-cell table:style-name="Table3.B2" office:value-type="string">
            <text:p text:style-name="Table_20_Contents">//*<text:span text:style-name="T46">[contains(@attribute,’value’)]</text:span></text:p>
          </table:table-cell>
        </table:table-row>
        <table:table-row table:style-name="TableLine93886260132128">
          <table:table-cell table:style-name="Table3.A2" office:value-type="string">
            <text:p text:style-name="P68">Start with and contains </text:p>
          </table:table-cell>
          <table:table-cell table:style-name="Table3.B2" office:value-type="string">
            <text:p text:style-name="Table_20_Contents">//<text:span text:style-name="T46">tagname[starts-with(@attribute,’starting value’) anD contains(@attribute,’value’)]</text:span></text:p>
          </table:table-cell>
        </table:table-row>
        <table:table-row table:style-name="TableLine93886260132768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35"/>
      <text:p text:style-name="P38"/>
      <text:p text:style-name="P39"><text:span text:style-name="T48">Selenium Webdriver - </text:span><text:span text:style-name="T47">Handling Checkboxes</text:span></text:p>
      <text:p text:style-name="P37"/>
      <text:p text:style-name="P37">we can handle checkboxes with selenium webdriver .</text:p>
      <text:p text:style-name="P37">A checkbox is represented by input tagname in the html code and its type attribute should have the value as checkbox</text:p>
      <text:p text:style-name="P37"/>
      <text:p text:style-name="P37">The methods to handle the checkboxes are :</text:p>
      <text:list xml:id="list2704744550" text:style-name="L6">
        <text:list-item>
          <text:p text:style-name="P89">click : used to check a checkbox</text:p>
        </text:list-item>
        <text:list-item>
          <text:p text:style-name="P89">is_selected : used to check if a checkbox is checked or not . It returns a boolean value , true is returned in case a checkbox is checked</text:p>
        </text:list-item>
      </text:list>
      <text:p text:style-name="P37"/>
      <text:p text:style-name="P37"/>
      <text:p text:style-name="P34"/>
      <text:p text:style-name="P40">Selenium Webdriver – Select Support</text:p>
      <text:p text:style-name="P40"/>
      <text:p text:style-name="P48">Selenium can handle <text:span text:style-name="T4">static dropdown</text:span> with the help of Select classs .</text:p>
      <text:p text:style-name="P16">Dynamic dropdown</text:p>
      <text:p text:style-name="P48">A dropdown is identified with select tagname and its options are represented with the tagname option .</text:p>
      <text:p text:style-name="P48">from.selenium.webdriver.support.select import Select </text:p>
      <text:p text:style-name="P48">should be added to work with select class </text:p>
      <text:p text:style-name="P23"/>
      <text:p text:style-name="P48">Methods </text:p>
      <text:list xml:id="list4262634054" text:style-name="L7">
        <text:list-item>
          <text:p text:style-name="P90">select_by_visible_text ( arg ) : <text:span text:style-name="T49">It shall select all the options which displayed text matche with the argument .</text:span></text:p>
        </text:list-item>
        <text:list-item>
          <text:p text:style-name="P92">select_by_value ( arg ) : It shall select all the options having a value that matches with the argument .</text:p>
        </text:list-item>
        <text:list-item>
          <text:p text:style-name="P92">select_by_index (arg) : It shall select an option that matches with the argument . The index begins from Zero </text:p>
        </text:list-item>
        <text:list-item>
          <text:p text:style-name="P91"><text:span text:style-name="T49">de</text:span>select_by_visible_text ( arg ) :</text:p>
        </text:list-item>
        <text:list-item>
          <text:p text:style-name="P92">deselect_by_value ( arg ) :</text:p>
        </text:list-item>
        <text:list-item>
          <text:p text:style-name="P92">de<text:span text:style-name="T50">f</text:span>select_by_index (arg) :</text:p>
        </text:list-item>
      </text:list>
      <text:p text:style-name="P31"/>
      <text:p text:style-name="P41">Selenium Webdriver – <text:span text:style-name="T51">Pop-ups</text:span></text:p>
      <text:p text:style-name="P41"/>
      <text:p text:style-name="P17">Handle alert window</text:p>
      <text:p text:style-name="P50"/>
      <text:list xml:id="list2509681032" text:style-name="L8">
        <text:list-item>
          <text:p text:style-name="P93"><text:span text:style-name="T54">driver.switch_to.alert</text:span><text:span text:style-name="T53"> </text:span>– this method will switch focus to the alert box and return an instance of the alert</text:p>
        </text:list-item>
        <text:list-item>
          <text:p text:style-name="P93"><text:soft-page-break/><text:span text:style-name="T52">alert.accept()</text:span><text:span text:style-name="T4"> </text:span>- this method will accept the alert</text:p>
        </text:list-item>
        <text:list-item>
          <text:p text:style-name="P93"><text:span text:style-name="T52">alert.dismiss()</text:span><text:span text:style-name="T4"> </text:span>- this method will dismiss the alert box</text:p>
        </text:list-item>
      </text:list>
      <text:p text:style-name="P49"/>
      <text:p text:style-name="P17">Handle pop-up window</text:p>
      <text:p text:style-name="P50"/>
      <text:p text:style-name="P71">We'll handle the pop-up window using the following methods.</text:p>
      <text:list xml:id="list3411520015" text:style-name="L9">
        <text:list-item>
          <text:p text:style-name="P100"><text:span text:style-name="Source_20_Text">driver.window_handles[1]</text:span>: This method gets the instance of the pop-up window.</text:p>
        </text:list-item>
        <text:list-item>
          <text:p text:style-name="P100"><text:span text:style-name="Source_20_Text">driver.switch_to.window(handle)</text:span>: This method switches to the given pop-up window.</text:p>
        </text:list-item>
        <text:list-item>
          <text:p text:style-name="P99"><text:span text:style-name="Source_20_Text">driver.close()</text:span>: This method closes the current window.</text:p>
        </text:list-item>
      </text:list>
      <text:p text:style-name="P42">Selenium Webdriver – <text:span text:style-name="T55">File upload</text:span></text:p>
      <text:p text:style-name="P42"/>
      <text:p text:style-name="P51">we can uplaod files with Selenium using python . This can be done with the help of the <text:span text:style-name="T4">send_keys</text:span> method .</text:p>
      <text:p text:style-name="P51">This feature is only applied to elements having the <text:span text:style-name="T4">type </text:span>attribute set to <text:span text:style-name="T4">file</text:span> . Also the tagnameof the element should be <text:span text:style-name="T4">input</text:span></text:p>
      <text:p text:style-name="P72"><text:span text:style-name="T56">(</text:span><text:span text:style-name="T57">"//input[@type='file']"</text:span><text:span text:style-name="T56">)</text:span></text:p>
      <text:p text:style-name="P52"/>
      <text:p text:style-name="P43">Selenium Webdriver – <text:span text:style-name="T58">Implicit and Explicit Wait</text:span></text:p>
      <text:p text:style-name="P43"/>
      <text:p text:style-name="P53">When the browser laods a page , the elements within the page may load at different time intervals. This makes locating elements difficult : if an element is not yet present in the DOM , a find element function will raise an ElementNotVisibleException </text:p>
      <text:p text:style-name="P53"/>
      <text:p text:style-name="P53"><text:span text:style-name="T4">Implicity wait </text:span>is one of the ways to request selenium not throw any exception until provided time <text:s/>. A default wait time of the selenium is 500 milliseconds , implicity wait overrides the default wait time of the selenium python.</text:p>
      <text:p text:style-name="P53"/>
      <text:p text:style-name="P53">If the element is found before implicity wait time , <text:span text:style-name="T59">selenium moves to the next commands in the program without waiting further , this wait is also calle dynamic wait . </text:span></text:p>
      <text:p text:style-name="P53"/>
      <text:p text:style-name="P54">The implicit wait is set for the entire duration of our selenium driver and is set at the start of our program </text:p>
      <text:p text:style-name="P54"/>
      <text:p text:style-name="P55"><text:span text:style-name="T4">Explicity wait</text:span> is used to tell the webdriver to wait for specific conditions or the <text:span text:style-name="T60">maximum time limit before throwing an exception . </text:span></text:p>
      <text:p text:style-name="P55"/>
      <text:p text:style-name="P56">The explicit wait will be applicable for only one line , we have to use it with <text:span text:style-name="T4">Expected Condition</text:span>s class</text:p>
      <text:p text:style-name="P56"/>
      <text:p text:style-name="P56">it does not have any effect on find element and find elements . It also called<text:span text:style-name="T4"> Webdriver Wait </text:span>. It by default calls the Expected Condition every 500millisecond until it returns succesfully </text:p>
      <text:p text:style-name="Preformatted_20_Text"><text:span text:style-name="Source_20_Text"/></text:p>
      <text:p text:style-name="P73"><text:span text:style-name="Source_20_Text"><text:span text:style-name="T60">Syntax : </text:span></text:span><text:span text:style-name="Source_20_Text"><text:span text:style-name="T7">wait = new WebdriverWait(driver,timeOutInseconds)</text:span></text:span></text:p>
      <text:p text:style-name="P56"/>
      <text:p text:style-name="P57"><text:soft-page-break/>the expected_conditions class has a group of pre-built conditions to be used along with the WebdriverWait class. </text:p>
      <text:p text:style-name="P57"/>
      <text:p text:style-name="P44">Selenium Webdriver – <text:span text:style-name="T61">Action class</text:span></text:p>
      <text:p text:style-name="P44"/>
      <text:p text:style-name="P58">selenium can perform </text:p>
      <text:list xml:id="list1266945918" text:style-name="L10">
        <text:list-item>
          <text:p text:style-name="P94">mouse movement</text:p>
        </text:list-item>
        <text:list-item>
          <text:p text:style-name="P94">key press</text:p>
        </text:list-item>
        <text:list-item>
          <text:p text:style-name="P94">hovering an element</text:p>
        </text:list-item>
        <text:list-item>
          <text:p text:style-name="P94">drag and drop actions </text:p>
        </text:list-item>
      </text:list>
      <text:p text:style-name="P59">with the help of ActionChains class . We have to create an instance of the ActionChains class which shall hold all actions in a queue . Then the method – perform is invoked which actually performs the tasks in the order in which they are queued </text:p>
      <text:p text:style-name="P59"/>
      <text:p text:style-name="P59">#Method 1 - chained pattern </text:p>
      <text:p text:style-name="P59">e =driver.find_element_by_css_selector(".txt") </text:p>
      <text:p text:style-name="P59">a = ActionChains(driver)</text:p>
      <text:p text:style-name="P59">a.move_to_element(e).click().perform()</text:p>
      <text:p text:style-name="P59"/>
      <text:p text:style-name="P59"><text:s/>#Method 2 - queued actions one after another </text:p>
      <text:p text:style-name="P59">e =driver.find_element_by_css_selector(".txt")</text:p>
      <text:p text:style-name="P59">a = ActionChains(driver) </text:p>
      <text:p text:style-name="P59">a.move_to_element(e)</text:p>
      <text:p text:style-name="P59">a.click() </text:p>
      <text:p text:style-name="P59">a.perform() </text:p>
      <text:p text:style-name="P59"/>
      <text:p text:style-name="P59">In both the above methods, the actions are performed in sequence in which they are called, one by one.</text:p>
      <text:p text:style-name="P44"/>
      <text:p text:style-name="P45">Methods </text:p>
      <text:p text:style-name="P45"/>
      <text:list xml:id="list2438634444" text:style-name="L11">
        <text:list-item>
          <text:p text:style-name="P95">click : it is used to click a web element</text:p>
        </text:list-item>
        <text:list-item>
          <text:p text:style-name="P95">click_and_hold : </text:p>
        </text:list-item>
        <text:list-item>
          <text:p text:style-name="P95">double_click :</text:p>
        </text:list-item>
        <text:list-item>
          <text:p text:style-name="P95">context_click :</text:p>
        </text:list-item>
        <text:list-item>
          <text:p text:style-name="P95">drag_and_drop_by_offset :</text:p>
        </text:list-item>
        <text:list-item>
          <text:p text:style-name="P95">drag_and_drop :</text:p>
        </text:list-item>
        <text:list-item>
          <text:p text:style-name="P95">key_up :</text:p>
        </text:list-item>
        <text:list-item>
          <text:p text:style-name="P95">key_down :</text:p>
        </text:list-item>
        <text:list-item>
          <text:p text:style-name="P95">move_to_element :</text:p>
        </text:list-item>
        <text:list-item>
          <text:p text:style-name="P95">move_by_offset :</text:p>
        </text:list-item>
        <text:list-item>
          <text:p text:style-name="P95">move_to_element_by_offset</text:p>
        </text:list-item>
        <text:list-item>
          <text:p text:style-name="P95">Perform : it is used to execute the queued actions </text:p>
        </text:list-item>
        <text:list-item>
          <text:p text:style-name="P95">Release :</text:p>
        </text:list-item>
        <text:list-item>
          <text:p text:style-name="P95">Pause</text:p>
        </text:list-item>
        <text:list-item>
          <text:p text:style-name="P95">send_keys :</text:p>
        </text:list-item>
        <text:list-item>
          <text:p text:style-name="P95">reset_actions :</text:p>
        </text:list-item>
      </text:list>
      <text:p text:style-name="P96"><text:soft-page-break/>Selenium Webdriver – <text:span text:style-name="T62">Frames</text:span></text:p>
      <text:p text:style-name="P96"/>
      <text:p text:style-name="P97">A frame is an HTML element that keeps a document within another documwnt in a page. HTML has the &lt; frame &gt; or &lt; iframe &gt; tags for embedding a frame inside a document</text:p>
      <text:p text:style-name="P97"/>
      <text:list xml:id="list714996243" text:style-name="L12">
        <text:list-item>
          <text:p text:style-name="P98">switch_to_frame(id) : this method is used to identify a frame with the help of frame id and then switch the focus to that particular frame .</text:p>
          <text:p text:style-name="P98">Syntax : driver.switch_to_frame(‘frameid’)</text:p>
        </text:list-item>
        <text:list-item>
          <text:p text:style-name="P98">switch_to_frame(name) : </text:p>
        </text:list-item>
        <text:list-item>
          <text:p text:style-name="P98">switch_to_frame(webelement) :</text:p>
        </text:list-item>
        <text:list-item>
          <text:p text:style-name="P98">switch_to_parent_frame() : this method is used to come out of the present frame , then we can access the elements outside that frame and not inside of that frame </text:p>
        </text:list-item>
        <text:list-item>
          <text:p text:style-name="P98">switch_to_defaut_content() : this method is used to come out of all the frames and switch the focus at the page . Once we move out , it loses the access to the elements inside the frames in the page 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26pt" officeooo:rsid="000d937c" officeooo:paragraph-rsid="000d937c" fo:background-color="#b3cac7" style:font-size-asian="26pt" style:font-size-complex="2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leniu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12:53:38.403296451</meta:creation-date>
    <dc:date>2023-01-16T19:38:53.584273391</dc:date>
    <meta:editing-duration>PT12H26M15S</meta:editing-duration>
    <meta:editing-cycles>10</meta:editing-cycles>
    <meta:generator>LibreOffice/6.4.7.2$Linux_X86_64 LibreOffice_project/40$Build-2</meta:generator>
    <meta:document-statistic meta:table-count="3" meta:image-count="0" meta:object-count="0" meta:page-count="8" meta:paragraph-count="202" meta:word-count="1901" meta:character-count="12900" meta:non-whitespace-character-count="11032"/>
  </office:meta>
</office:document-meta>
</file>